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Heading_20_3">
      <style:text-properties fo:language="en" fo:country="US"/>
    </style:style>
    <style:style style:name="P3" style:family="paragraph" style:parent-style-name="Standard">
      <style:text-properties fo:language="en" fo:country="US" officeooo:rsid="002bfa47" officeooo:paragraph-rsid="002bfa47"/>
    </style:style>
    <style:style style:name="P4" style:family="paragraph" style:parent-style-name="Standard">
      <style:text-properties fo:language="en" fo:country="US" officeooo:rsid="002dd81c" officeooo:paragraph-rsid="002dd81c"/>
    </style:style>
    <style:style style:name="P5" style:family="paragraph" style:parent-style-name="Text_20_body" style:list-style-name="L1">
      <style:text-properties fo:language="en" fo:country="US" officeooo:rsid="000dafcd" officeooo:paragraph-rsid="000dafcd"/>
    </style:style>
    <style:style style:name="P6" style:family="paragraph" style:parent-style-name="Text_20_body" style:list-style-name="L1">
      <style:text-properties fo:language="en" fo:country="US" officeooo:rsid="000dafcd" officeooo:paragraph-rsid="0020b7eb"/>
    </style:style>
    <style:style style:name="P7" style:family="paragraph" style:parent-style-name="Text_20_body" style:list-style-name="L1">
      <style:text-properties fo:language="en" fo:country="US" officeooo:rsid="000dafcd" officeooo:paragraph-rsid="0021767f"/>
    </style:style>
    <style:style style:name="P8" style:family="paragraph" style:parent-style-name="Text_20_body">
      <style:text-properties fo:language="en" fo:country="US" officeooo:rsid="000dafcd" officeooo:paragraph-rsid="000dafcd"/>
    </style:style>
    <style:style style:name="P9" style:family="paragraph" style:parent-style-name="Text_20_body" style:list-style-name="L1">
      <style:text-properties fo:language="en" fo:country="US" officeooo:rsid="000ed6c4" officeooo:paragraph-rsid="000ed6c4"/>
    </style:style>
    <style:style style:name="P10" style:family="paragraph" style:parent-style-name="Text_20_body" style:list-style-name="L1">
      <style:text-properties fo:language="en" fo:country="US" officeooo:rsid="000ed6c4" officeooo:paragraph-rsid="000fceaf"/>
    </style:style>
    <style:style style:name="P11" style:family="paragraph" style:parent-style-name="Text_20_body" style:list-style-name="L1">
      <style:text-properties fo:language="en" fo:country="US" officeooo:rsid="000ed6c4" officeooo:paragraph-rsid="000fd3b0"/>
    </style:style>
    <style:style style:name="P12" style:family="paragraph" style:parent-style-name="Text_20_body" style:list-style-name="L1">
      <style:text-properties fo:language="en" fo:country="US" officeooo:rsid="000ed6c4" officeooo:paragraph-rsid="0011577f"/>
    </style:style>
    <style:style style:name="P13" style:family="paragraph" style:parent-style-name="Text_20_body" style:list-style-name="L1">
      <style:text-properties fo:language="en" fo:country="US" officeooo:rsid="000ed6c4" officeooo:paragraph-rsid="0019fce4"/>
    </style:style>
    <style:style style:name="P14" style:family="paragraph" style:parent-style-name="Text_20_body" style:list-style-name="L1">
      <style:text-properties fo:language="en" fo:country="US" officeooo:rsid="000ed6c4" officeooo:paragraph-rsid="00226f26"/>
    </style:style>
    <style:style style:name="P15" style:family="paragraph" style:parent-style-name="Text_20_body" style:list-style-name="L1">
      <style:text-properties fo:language="en" fo:country="US" officeooo:rsid="000ed6c4" officeooo:paragraph-rsid="00267016"/>
    </style:style>
    <style:style style:name="P16" style:family="paragraph" style:parent-style-name="Text_20_body" style:list-style-name="L1">
      <style:text-properties fo:language="en" fo:country="US" officeooo:rsid="000dbff2" officeooo:paragraph-rsid="000dbff2"/>
    </style:style>
    <style:style style:name="P17" style:family="paragraph" style:parent-style-name="Text_20_body" style:list-style-name="L1">
      <style:text-properties fo:language="en" fo:country="US" officeooo:rsid="000dbff2" officeooo:paragraph-rsid="0019fce4"/>
    </style:style>
    <style:style style:name="P18" style:family="paragraph" style:parent-style-name="Text_20_body" style:list-style-name="L1">
      <style:text-properties fo:language="en" fo:country="US" officeooo:rsid="000dbff2" officeooo:paragraph-rsid="0026ace8"/>
    </style:style>
    <style:style style:name="P19" style:family="paragraph" style:parent-style-name="Text_20_body" style:list-style-name="L1">
      <style:text-properties fo:language="en" fo:country="US" officeooo:rsid="001b7518" officeooo:paragraph-rsid="001b7518"/>
    </style:style>
    <style:style style:name="P20" style:family="paragraph" style:parent-style-name="Text_20_body" style:list-style-name="L1">
      <style:text-properties fo:language="en" fo:country="US" fo:font-weight="normal" officeooo:rsid="001b7518" officeooo:paragraph-rsid="001b7518" style:font-weight-asian="normal" style:font-weight-complex="normal"/>
    </style:style>
    <style:style style:name="P21" style:family="paragraph" style:parent-style-name="Text_20_body" style:list-style-name="L1">
      <style:text-properties fo:language="en" fo:country="US" fo:font-weight="normal" officeooo:rsid="0030a802" officeooo:paragraph-rsid="0030a802" style:font-weight-asian="normal" style:font-weight-complex="normal"/>
    </style:style>
    <style:style style:name="P22" style:family="paragraph" style:parent-style-name="Text_20_body" style:list-style-name="L1">
      <style:text-properties fo:language="en" fo:country="US" fo:font-weight="normal" officeooo:rsid="0030a802" officeooo:paragraph-rsid="0031b18f" style:font-weight-asian="normal" style:font-weight-complex="normal"/>
    </style:style>
    <style:style style:name="P23" style:family="paragraph" style:parent-style-name="Text_20_body" style:list-style-name="L1">
      <style:text-properties fo:language="en" fo:country="US" officeooo:rsid="002bfa47" officeooo:paragraph-rsid="002bfa47"/>
    </style:style>
    <style:style style:name="P24" style:family="paragraph" style:parent-style-name="Text_20_body" style:list-style-name="L2">
      <style:text-properties officeooo:rsid="000ed6c4" officeooo:paragraph-rsid="000ed6c4"/>
    </style:style>
    <style:style style:name="P25" style:family="paragraph" style:parent-style-name="Text_20_body">
      <style:text-properties officeooo:rsid="000ed6c4" officeooo:paragraph-rsid="000ed6c4"/>
    </style:style>
    <style:style style:name="P26" style:family="paragraph" style:parent-style-name="Text_20_body" style:list-style-name="L3">
      <style:text-properties officeooo:paragraph-rsid="001cf5a6"/>
    </style:style>
    <style:style style:name="P27" style:family="paragraph" style:parent-style-name="Text_20_body" style:list-style-name="L3">
      <style:text-properties officeooo:rsid="00261d16" officeooo:paragraph-rsid="00261d16"/>
    </style:style>
    <style:style style:name="P28" style:family="paragraph" style:parent-style-name="Text_20_body">
      <style:text-properties officeooo:rsid="002a8892" officeooo:paragraph-rsid="002a8892"/>
    </style:style>
    <style:style style:name="P29" style:family="paragraph" style:parent-style-name="Text_20_body" style:list-style-name="L3">
      <style:text-properties officeooo:rsid="0032bb53" officeooo:paragraph-rsid="0032bb5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f5a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6bb" style:font-weight-asian="bold" style:font-weight-complex="bold"/>
    </style:style>
    <style:style style:name="T5" style:family="text">
      <style:text-properties fo:font-weight="bold" officeooo:rsid="000fceaf" style:font-weight-asian="bold" style:font-weight-complex="bold"/>
    </style:style>
    <style:style style:name="T6" style:family="text">
      <style:text-properties fo:font-weight="bold" officeooo:rsid="0019fce4" style:font-weight-asian="bold" style:font-weight-complex="bold"/>
    </style:style>
    <style:style style:name="T7" style:family="text">
      <style:text-properties fo:font-weight="bold" officeooo:rsid="001e7877" style:font-weight-asian="bold" style:font-weight-complex="bold"/>
    </style:style>
    <style:style style:name="T8" style:family="text">
      <style:text-properties fo:font-weight="bold" officeooo:rsid="000dbff2" style:font-weight-asian="bold" style:font-weight-complex="bold"/>
    </style:style>
    <style:style style:name="T9" style:family="text">
      <style:text-properties fo:font-weight="bold" officeooo:rsid="002dd81c" style:font-weight-asian="bold" style:font-weight-complex="bold"/>
    </style:style>
    <style:style style:name="T10" style:family="text">
      <style:text-properties fo:font-weight="bold" officeooo:rsid="0030a802" style:font-weight-asian="bold" style:font-weight-complex="bold"/>
    </style:style>
    <style:style style:name="T11" style:family="text">
      <style:text-properties officeooo:rsid="000ed6c4"/>
    </style:style>
    <style:style style:name="T12" style:family="text">
      <style:text-properties officeooo:rsid="000fceaf"/>
    </style:style>
    <style:style style:name="T13" style:family="text">
      <style:text-properties officeooo:rsid="000fd3b0"/>
    </style:style>
    <style:style style:name="T14" style:family="text">
      <style:text-properties officeooo:rsid="0011577f"/>
    </style:style>
    <style:style style:name="T15" style:family="text">
      <style:text-properties officeooo:rsid="0012372f"/>
    </style:style>
    <style:style style:name="T16" style:family="text">
      <style:text-properties officeooo:rsid="001316bb"/>
    </style:style>
    <style:style style:name="T17" style:family="text">
      <style:text-properties officeooo:rsid="0014db54"/>
    </style:style>
    <style:style style:name="T18" style:family="text">
      <style:text-properties officeooo:rsid="0016d5bd"/>
    </style:style>
    <style:style style:name="T19" style:family="text">
      <style:text-properties officeooo:rsid="0017eb90"/>
    </style:style>
    <style:style style:name="T20" style:family="text">
      <style:text-properties officeooo:rsid="0019fce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78868" style:font-weight-asian="normal" style:font-weight-complex="normal"/>
    </style:style>
    <style:style style:name="T23" style:family="text">
      <style:text-properties officeooo:rsid="0020441f"/>
    </style:style>
    <style:style style:name="T24" style:family="text">
      <style:text-properties officeooo:rsid="0020a638"/>
    </style:style>
    <style:style style:name="T25" style:family="text">
      <style:text-properties officeooo:rsid="00226f26"/>
    </style:style>
    <style:style style:name="T26" style:family="text">
      <style:text-properties officeooo:rsid="00267016"/>
    </style:style>
    <style:style style:name="T27" style:family="text">
      <style:text-properties officeooo:rsid="000dbff2"/>
    </style:style>
    <style:style style:name="T28" style:family="text">
      <style:text-properties officeooo:rsid="00278868"/>
    </style:style>
    <style:style style:name="T29" style:family="text">
      <style:text-properties officeooo:rsid="002840f2"/>
    </style:style>
    <style:style style:name="T30" style:family="text">
      <style:text-properties officeooo:rsid="00295b81"/>
    </style:style>
    <style:style style:name="T31" style:family="text">
      <style:text-properties style:font-name="Liberation Sans" fo:font-size="14pt" fo:language="en" fo:country="US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32" style:family="text">
      <style:text-properties officeooo:rsid="002dd81c"/>
    </style:style>
    <style:style style:name="T33" style:family="text">
      <style:text-properties officeooo:rsid="002e9cc3"/>
    </style:style>
    <style:style style:name="T34" style:family="text">
      <style:text-properties officeooo:rsid="002fac7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ersonal Knowledge Organization Ontology (PKO-Onto)</text:h>
      <text:p text:style-name="P8">This ontology is designed for personal activity management. <text:span text:style-name="T23">PKO-Onto is extended with the SKOS ontology </text:span><text:span text:style-name="T24">to bring more precision to instances of </text:span><text:span text:style-name="T30">the knowledge graph that is not capture by the PKO-Onto</text:span><text:span text:style-name="T23">.</text:span></text:p>
      <text:p text:style-name="P8"/>
      <text:p text:style-name="P28"><text:span text:style-name="T31">Use case</text:span></text:p>
      <text:p text:style-name="P3"><text:span text:style-name="T10">SoftR</text:span><text:span text:style-name="T3">esources</text:span> can be multi-modal like text, image, son, video or a mix of all. <text:s/><text:span text:style-name="T32">For this reasoning, different modal of resources may be the same (</text:span><text:span text:style-name="T9">sameAs</text:span><text:span text:style-name="T32">), similar, cont</text:span><text:span text:style-name="T33">ain</text:span><text:span text:style-name="T32"> another </text:span><text:span text:style-name="T34">resource.</text:span></text:p>
      <text:p text:style-name="P3"/>
      <text:p text:style-name="P4"/>
      <text:h text:style-name="P2" text:outline-level="3">Competency questions</text:h>
      <text:list xml:id="list287551247" text:style-name="L1">
        <text:list-item>
          <text:p text:style-name="P6">When was an <text:span text:style-name="T3">activity</text:span> carried out? <text:span text:style-name="T7">(done)</text:span></text:p>
          <text:list>
            <text:list-item>
              <text:p text:style-name="P9">Concepts: Activity, <text:span text:style-name="T15">Time</text:span></text:p>
            </text:list-item>
            <text:list-item>
              <text:p text:style-name="P9">Data properties: </text:p>
            </text:list-item>
            <text:list-item>
              <text:p text:style-name="P9">Object properties: <text:s/><text:span text:style-name="T18">Activiey – </text:span><text:span text:style-name="T3">hasTime</text:span> – <text:span text:style-name="T18">Time </text:span></text:p>
            </text:list-item>
          </text:list>
        </text:list-item>
        <text:list-item>
          <text:p text:style-name="P7">Who carried out <text:span text:style-name="T3">activity</text:span> X? <text:span text:style-name="T7">(done)</text:span></text:p>
          <text:list>
            <text:list-item>
              <text:p text:style-name="P10">Concepts: Activity, <text:span text:style-name="T4">Agent</text:span></text:p>
            </text:list-item>
            <text:list-item>
              <text:p text:style-name="P10">Data properties: </text:p>
            </text:list-item>
            <text:list-item>
              <text:p text:style-name="P10">Object properties: <text:span text:style-name="T19">Activity – </text:span><text:span text:style-name="T3">h</text:span><text:span text:style-name="T5">asSubject</text:span><text:span text:style-name="T12"> – </text:span><text:span text:style-name="T19">Agent</text:span></text:p>
            </text:list-item>
          </text:list>
        </text:list-item>
        <text:list-item>
          <text:p text:style-name="P5">Which <text:span text:style-name="T3">resources</text:span> where used to carried out <text:span text:style-name="T3">activity</text:span> X?</text:p>
          <text:list>
            <text:list-item>
              <text:p text:style-name="P10">Concepts: Activity, <text:span text:style-name="T16">Resource</text:span></text:p>
            </text:list-item>
            <text:list-item>
              <text:p text:style-name="P10">Data properties: </text:p>
            </text:list-item>
            <text:list-item>
              <text:p text:style-name="P14">Object properties: <text:span text:style-name="T25">Activity - </text:span><text:span text:style-name="T5">usesResource</text:span><text:span text:style-name="T12"> – </text:span><text:span text:style-name="T25">Resource</text:span><text:span text:style-name="T12"> <text:s/></text:span></text:p>
            </text:list-item>
          </text:list>
        </text:list-item>
        <text:list-item>
          <text:p text:style-name="P23">To who does a resource belongs</text:p>
          <text:list>
            <text:list-item>
              <text:p text:style-name="P23">Concepts: Resource, Agent</text:p>
            </text:list-item>
            <text:list-item>
              <text:p text:style-name="P23">Data properties:</text:p>
            </text:list-item>
            <text:list-item>
              <text:p text:style-name="P23">Object properties: Resource – <text:span text:style-name="T3">isOwnBy</text:span> - Agent</text:p>
            </text:list-item>
          </text:list>
        </text:list-item>
        <text:list-item>
          <text:p text:style-name="P5">What motivated the actions of <text:span text:style-name="T3">activity</text:span> X?</text:p>
          <text:list>
            <text:list-item>
              <text:p text:style-name="P10">Concepts: Activity</text:p>
            </text:list-item>
            <text:list-item>
              <text:p text:style-name="P10">Data properties: <text:span text:style-name="T12">isMotivatedBy</text:span></text:p>
            </text:list-item>
            <text:list-item>
              <text:p text:style-name="P10">Object properties:</text:p>
            </text:list-item>
          </text:list>
        </text:list-item>
        <text:list-item>
          <text:p text:style-name="P5">What are the rules to follow during <text:span text:style-name="T3">activity</text:span> X?</text:p>
          <text:list>
            <text:list-item>
              <text:p text:style-name="P11">Concepts: Activity</text:p>
            </text:list-item>
            <text:list-item>
              <text:p text:style-name="P11"><text:soft-page-break/>Data properties: has<text:span text:style-name="T13">Rule</text:span></text:p>
            </text:list-item>
            <text:list-item>
              <text:p text:style-name="P11">Object properties:</text:p>
            </text:list-item>
          </text:list>
        </text:list-item>
        <text:list-item>
          <text:p text:style-name="P5">Where is <text:span text:style-name="T3">activity</text:span> X carried out?</text:p>
          <text:list>
            <text:list-item>
              <text:p text:style-name="P12">Concepts: Activity, <text:span text:style-name="T17">Location</text:span></text:p>
            </text:list-item>
            <text:list-item>
              <text:p text:style-name="P12">Data properties: </text:p>
            </text:list-item>
            <text:list-item>
              <text:p text:style-name="P12">Object properties: <text:span text:style-name="T14">hasLocation</text:span></text:p>
            </text:list-item>
          </text:list>
        </text:list-item>
        <text:list-item>
          <text:p text:style-name="P16">What are the objectives of an <text:span text:style-name="T3">activity</text:span>?</text:p>
          <text:list>
            <text:list-item>
              <text:p text:style-name="P12">Concepts: Activity</text:p>
            </text:list-item>
            <text:list-item>
              <text:p text:style-name="P12">Data properties: </text:p>
            </text:list-item>
            <text:list-item>
              <text:p text:style-name="P12">Object properties:</text:p>
            </text:list-item>
          </text:list>
        </text:list-item>
        <text:list-item>
          <text:p text:style-name="P18">What are sub-activities of an <text:span text:style-name="T3">activity</text:span>? <text:span text:style-name="T7">(done)</text:span></text:p>
          <text:list>
            <text:list-item>
              <text:p text:style-name="P12">Concepts: Activity</text:p>
            </text:list-item>
            <text:list-item>
              <text:p text:style-name="P12">Data properties: </text:p>
            </text:list-item>
            <text:list-item>
              <text:p text:style-name="P15">Object properties: <text:span text:style-name="T26">Activity - </text:span><text:span text:style-name="T8">sub-activities</text:span><text:span text:style-name="T27"> - </text:span><text:span text:style-name="T26">Activity</text:span></text:p>
            </text:list-item>
          </text:list>
        </text:list-item>
        <text:list-item>
          <text:p text:style-name="P17"><text:span text:style-name="T20">An </text:span><text:span text:style-name="T6">activity</text:span><text:span text:style-name="T20"> is followed and preceded by</text:span> an <text:span text:style-name="T3">activity</text:span>?</text:p>
          <text:list>
            <text:list-item>
              <text:p text:style-name="P13">Concepts: Activity</text:p>
            </text:list-item>
            <text:list-item>
              <text:p text:style-name="P13">Data properties: </text:p>
            </text:list-item>
            <text:list-item>
              <text:p text:style-name="P13">Object properties: <text:span text:style-name="T20">Activity – followed/preceded – Activity</text:span></text:p>
            </text:list-item>
          </text:list>
        </text:list-item>
        <text:list-item>
          <text:p text:style-name="P19"><text:span text:style-name="T28">What are the</text:span> <text:span text:style-name="T3">sub-goals</text:span><text:span text:style-name="T21"> </text:span><text:span text:style-name="T22">of a goal</text:span><text:span text:style-name="T21"> </text:span><text:span text:style-name="T7">(done)</text:span></text:p>
          <text:list>
            <text:list-item>
              <text:p text:style-name="P19"><text:span text:style-name="T21">Concept: Goal</text:span><text:span text:style-name="T3"> </text:span></text:p>
            </text:list-item>
            <text:list-item>
              <text:p text:style-name="P20">Object property: <text:span text:style-name="T29">Goal - </text:span><text:s/><text:span text:style-name="T3">isSubGoalOf </text:span>- <text:span text:style-name="T29">Goal</text:span> </text:p>
            </text:list-item>
          </text:list>
        </text:list-item>
        <text:list-item>
          <text:p text:style-name="P22">Which Text/Audio/Image/Video/Mixed softResources were used for a given activity <text:span text:style-name="T7">(done)</text:span></text:p>
          <text:list>
            <text:list-item>
              <text:p text:style-name="P21">Concepts: </text:p>
            </text:list-item>
            <text:list-item>
              <text:p text:style-name="P21">Object properties:</text:p>
            </text:list-item>
            <text:list-item>
              <text:p text:style-name="P21">Specification: TextResource, ImageResource, VideoResource, AudioResource, MixedResource of softResource</text:p>
            </text:list-item>
          </text:list>
          <text:p text:style-name="P20"/>
        </text:list-item>
      </text:list>
      <text:h text:style-name="P2" text:outline-level="3">Rule within PKO-Onto</text:h>
      <text:list xml:id="list1459271042" text:style-name="L3">
        <text:list-item>
          <text:p text:style-name="P26"><text:span text:style-name="T2">If a goal has sub-goals, then it is achieved only when all the sub-goals are achieved.</text:span></text:p>
        </text:list-item>
        <text:list-item>
          <text:p text:style-name="P27"><text:span text:style-name="T2">T</text:span><text:span text:style-name="T1">he time of an activity is equal to the time of all its sub-activities.</text:span></text:p>
        </text:list-item>
        <text:list-item>
          <text:p text:style-name="P29"/>
        </text:list-item>
      </text:list>
      <text:h text:style-name="P2" text:outline-level="3"><text:soft-page-break/>Validation <text:span text:style-name="T11">Constrain</text:span></text:h>
      <text:list xml:id="list3844847263" text:style-name="L2">
        <text:list-item>
          <text:p text:style-name="P24"><text:span text:style-name="T1">An activity should have at least the agent carrying it.</text:span></text:p>
        </text:list-item>
      </text:list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4:03.150262493</meta:creation-date>
    <dc:date>2023-10-08T15:01:17.575261122</dc:date>
    <meta:editing-duration>PT12H51M58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3" meta:paragraph-count="59" meta:word-count="369" meta:character-count="2300" meta:non-whitespace-character-count="2016"/>
  </office:meta>
</office:document-meta>
</file>